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eld_6</text:p>
          </table:table-cell>
          <table:table-cell office:value-type="string" calcext:value-type="string">
            <text:p>step_00_mon_fri_flag</text:p>
          </table:table-cell>
          <table:table-cell office:value-type="string" calcext:value-type="string">
            <text:p>step_01_remove_mon_fri</text:p>
          </table:table-cell>
          <table:table-cell office:value-type="string" calcext:value-type="string">
            <text:p>step_02_str_pos_of_colon</text:p>
          </table:table-cell>
          <table:table-cell office:value-type="string" calcext:value-type="string">
            <text:p>step_03_str_up_to_first_colon</text:p>
          </table:table-cell>
          <table:table-cell office:value-type="string" calcext:value-type="string">
            <text:p>step_04_str_up_to_first_colon_as_int64</text:p>
          </table:table-cell>
          <table:table-cell office:value-type="string" calcext:value-type="string">
            <text:p>step_05_times_prefix</text:p>
          </table:table-cell>
          <table:table-cell office:value-type="string" calcext:value-type="string">
            <text:p>step_06_remove_times_prefix</text:p>
          </table:table-cell>
          <table:table-cell office:value-type="string" calcext:value-type="string">
            <text:p>step_07_replace_blank_dash_blank</text:p>
          </table:table-cell>
          <table:table-cell office:value-type="string" calcext:value-type="string">
            <text:p>step_08_str_pos_of_colon_zero_zero_blank</text:p>
          </table:table-cell>
          <table:table-cell office:value-type="string" calcext:value-type="string">
            <text:p>step_09_times_suffix</text:p>
          </table:table-cell>
          <table:table-cell office:value-type="string" calcext:value-type="string">
            <text:p>step_10_remove_times_suffix</text:p>
          </table:table-cell>
          <table:table-cell office:value-type="string" calcext:value-type="string">
            <text:p>step_11_remove_colons</text:p>
          </table:table-cell>
          <table:table-cell office:value-type="string" calcext:value-type="string">
            <text:p>step_12_str_pos_of_slash</text:p>
          </table:table-cell>
          <table:table-cell office:value-type="string" calcext:value-type="string">
            <text:p>step_13_times_part_1</text:p>
          </table:table-cell>
          <table:table-cell office:value-type="string" calcext:value-type="string">
            <text:p>step_14_times_part_2</text:p>
          </table:table-cell>
          <table:table-cell office:value-type="string" calcext:value-type="string">
            <text:p>step_15_times_part_1_open</text:p>
          </table:table-cell>
          <table:table-cell office:value-type="string" calcext:value-type="string">
            <text:p>step_16_times_part_1_close</text:p>
          </table:table-cell>
          <table:table-cell office:value-type="string" calcext:value-type="string">
            <text:p>step_17_times_part_2_open</text:p>
          </table:table-cell>
          <table:table-cell office:value-type="string" calcext:value-type="string">
            <text:p>step_18_times_part_2_close</text:p>
          </table:table-cell>
          <table:table-cell table:style-name="Default" office:value-type="string" calcext:value-type="string">
            <text:p>step_19_times_part_1_open_add_00</text:p>
          </table:table-cell>
          <table:table-cell table:style-name="Default" office:value-type="string" calcext:value-type="string">
            <text:p>step_20_times_part_1_close_add_00</text:p>
          </table:table-cell>
          <table:table-cell office:value-type="string" calcext:value-type="string">
            <text:p>step_21_times_part_2_open_add_00</text:p>
          </table:table-cell>
          <table:table-cell office:value-type="string" calcext:value-type="string">
            <text:p>step_22_times_part_2_close_add_00</text:p>
          </table:table-cell>
          <table:table-cell office:value-type="string" calcext:value-type="string">
            <text:p>step_23_times_part_1_open_str_pos_colon</text:p>
          </table:table-cell>
          <table:table-cell office:value-type="string" calcext:value-type="string">
            <text:p>step_24_times_part_1_close_str_pos_colon</text:p>
          </table:table-cell>
          <table:table-cell office:value-type="string" calcext:value-type="string">
            <text:p>step_25_times_part_2_open_str_pos_colon</text:p>
          </table:table-cell>
          <table:table-cell office:value-type="string" calcext:value-type="string">
            <text:p>step_26_times_part_2_close_str_pos_colon</text:p>
          </table:table-cell>
          <table:table-cell table:style-name="Default" office:value-type="string" calcext:value-type="string">
            <text:p>step_27_times_part_1_open_with_new_colon</text:p>
          </table:table-cell>
          <table:table-cell table:style-name="Default" office:value-type="string" calcext:value-type="string">
            <text:p>step_28_times_part_1_close_with_new_colon</text:p>
          </table:table-cell>
          <table:table-cell/>
          <table:table-cell office:value-type="string" calcext:value-type="string">
            <text:p>step_29_times_part_2_open_with_new_colon</text:p>
          </table:table-cell>
          <table:table-cell table:style-name="Default" office:value-type="string" calcext:value-type="string">
            <text:p>step_30_times_part_2_close_with_new_colon</text:p>
          </table:table-cell>
          <table:table-cell table:style-name="Default" office:value-type="string" calcext:value-type="string">
            <text:p>step_31_times_part_1_open_cast_as_time</text:p>
          </table:table-cell>
          <table:table-cell office:value-type="string" calcext:value-type="string">
            <text:p>step_32_times_part_1_close_cast_as_time</text:p>
          </table:table-cell>
          <table:table-cell office:value-type="string" calcext:value-type="string">
            <text:p>step_33_times_part_2_open_cast_as_time</text:p>
          </table:table-cell>
          <table:table-cell office:value-type="string" calcext:value-type="string">
            <text:p>step_34_times_part_2_close_cast_as_time</text:p>
          </table:table-cell>
        </table:table-row>
        <table:table-row table:style-name="ro1">
          <table:table-cell office:value-type="string" calcext:value-type="string">
            <text:p>09:30 - 15:00 H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:30 - 15:00 HK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09:30 - 15:00 HKT</text:p>
          </table:table-cell>
          <table:table-cell office:value-type="string" calcext:value-type="string">
            <text:p>09:30-15:00 HK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KT</text:p>
          </table:table-cell>
          <table:table-cell office:value-type="string" calcext:value-type="string">
            <text:p>09:30-15:00</text:p>
          </table:table-cell>
          <table:table-cell office:value-type="string" calcext:value-type="string">
            <text:p>0930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30-15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time" office:time-value="PT930H00M00S" calcext:value-type="time">
            <text:p>930:00:00</text:p>
          </table:table-cell>
          <table:table-cell office:value-type="time" office:time-value="PT1500H00M00S" calcext:value-type="time">
            <text:p>1500:00:0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5H00M00S" calcext:value-type="time">
            <text:p>03:00:00 PM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5H00M00S" calcext:value-type="time">
            <text:p>03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00 - 16:00 Sydney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:00 - 16:00 Sydney Ti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10:00 - 16:00 Sydney Time</text:p>
          </table:table-cell>
          <table:table-cell office:value-type="string" calcext:value-type="string">
            <text:p>10:00-16:00 Sydney 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dney Time</text:p>
          </table:table-cell>
          <table:table-cell office:value-type="string" calcext:value-type="string">
            <text:p>10:00-16:00</text:p>
          </table:table-cell>
          <table:table-cell office:value-type="string" calcext:value-type="string">
            <text:p>100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-16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1000H00M00S" calcext:value-type="time">
            <text:p>100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time" office:time-value="PT10H00M00S" calcext:value-type="time">
            <text:p>10:0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10H00M00S" calcext:value-type="time">
            <text:p>10:0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:00 - 17:00 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:00 - 17:00 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8:00 - 17:00 ET</text:p>
          </table:table-cell>
          <table:table-cell office:value-type="string" calcext:value-type="string">
            <text:p>8:00-17:00 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8:00-17:00</text:p>
          </table:table-cell>
          <table:table-cell office:value-type="string" calcext:value-type="string">
            <text:p>800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17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1700H00M00S" calcext:value-type="time">
            <text:p>17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:30 - 16:00 (E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:30 - 16:00 (E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9:30 - 16:00 (ET)</text:p>
          </table:table-cell>
          <table:table-cell office:value-type="string" calcext:value-type="string">
            <text:p>9:30-16:00 (ET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ET)</text:p>
          </table:table-cell>
          <table:table-cell office:value-type="string" calcext:value-type="string">
            <text:p>9:30-16:00</text:p>
          </table:table-cell>
          <table:table-cell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-16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930H00M00S" calcext:value-type="time">
            <text:p>93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:30 - 16:00 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:30 - 16:00 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9:30 - 16:00 ET</text:p>
          </table:table-cell>
          <table:table-cell office:value-type="string" calcext:value-type="string">
            <text:p>9:30-16:00 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9:30-16:00</text:p>
          </table:table-cell>
          <table:table-cell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-16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930H00M00S" calcext:value-type="time">
            <text:p>93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:30 - 17:00 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:30 - 17:00 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9:30 - 17:00 ET</text:p>
          </table:table-cell>
          <table:table-cell office:value-type="string" calcext:value-type="string">
            <text:p>9:30-17:00 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9:30-17:00</text:p>
          </table:table-cell>
          <table:table-cell office:value-type="string" calcext:value-type="string">
            <text:p>930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-17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office:value-type="time" office:time-value="PT930H00M00S" calcext:value-type="time">
            <text:p>930:00:00</text:p>
          </table:table-cell>
          <table:table-cell office:value-type="time" office:time-value="PT1700H00M00S" calcext:value-type="time">
            <text:p>17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:30-16:00 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:30-16:00 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9:30-16:00 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9:30-16:00</text:p>
          </table:table-cell>
          <table:table-cell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-16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930H00M00S" calcext:value-type="time">
            <text:p>93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1000-17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0-1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1000-17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1000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-17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office:value-type="time" office:time-value="PT1000H00M00S" calcext:value-type="time">
            <text:p>1000:00:00</text:p>
          </table:table-cell>
          <table:table-cell office:value-type="time" office:time-value="PT1700H00M00S" calcext:value-type="time">
            <text:p>1700:00:0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2"/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400-2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00-2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400-2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400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-2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time" office:time-value="PT400H00M00S" calcext:value-type="time">
            <text:p>400:00:00</text:p>
          </table:table-cell>
          <table:table-cell office:value-type="time" office:time-value="PT2000H00M00S" calcext:value-type="time">
            <text:p>20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4H00M00S" calcext:value-type="time">
            <text:p>04:00:00 AM</text:p>
          </table:table-cell>
          <table:table-cell office:value-type="time" office:time-value="PT20H00M00S" calcext:value-type="time">
            <text:p>08:00:00 PM</text:p>
          </table:table-cell>
          <table:table-cell table:number-columns-repeated="2"/>
          <table:table-cell office:value-type="time" office:time-value="PT04H00M00S" calcext:value-type="time">
            <text:p>04:00:00 AM</text:p>
          </table:table-cell>
          <table:table-cell office:value-type="time" office:time-value="PT20H00M00S" calcext:value-type="time">
            <text:p>08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00 - 16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00 - 16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00 - 1630</text:p>
          </table:table-cell>
          <table:table-cell office:value-type="string" calcext:value-type="string">
            <text:p>800-16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00-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163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30" calcext:value-type="float">
            <text:p>163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1630H00M00S" calcext:value-type="time">
            <text:p>163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30M00S" calcext:value-type="time">
            <text:p>04:3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30M00S" calcext:value-type="time">
            <text:p>04:3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00 - 17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00 - 1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00 - 1700</text:p>
          </table:table-cell>
          <table:table-cell office:value-type="string" calcext:value-type="string">
            <text:p>800-17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00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17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1700H00M00S" calcext:value-type="time">
            <text:p>17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00-16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00-16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00-1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0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16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00-16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00-16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00-16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00-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163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30" calcext:value-type="float">
            <text:p>163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1630H00M00S" calcext:value-type="time">
            <text:p>163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30M00S" calcext:value-type="time">
            <text:p>04:3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30M00S" calcext:value-type="time">
            <text:p>04:3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00-16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00-16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00-164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00-1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164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1640H00M00S" calcext:value-type="time">
            <text:p>164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40M00S" calcext:value-type="time">
            <text:p>04:4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16H40M00S" calcext:value-type="time">
            <text:p>04:4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00-2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00-2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00-2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00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20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2000H00M00S" calcext:value-type="time">
            <text:p>20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20H00M00S" calcext:value-type="time">
            <text:p>08:0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20H00M00S" calcext:value-type="time">
            <text:p>08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00-2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00-2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00-22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00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-22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office:value-type="time" office:time-value="PT800H00M00S" calcext:value-type="time">
            <text:p>800:00:00</text:p>
          </table:table-cell>
          <table:table-cell office:value-type="time" office:time-value="PT2200H00M00S" calcext:value-type="time">
            <text:p>22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22H00M00S" calcext:value-type="time">
            <text:p>10:00:00 PM</text:p>
          </table:table-cell>
          <table:table-cell table:number-columns-repeated="2"/>
          <table:table-cell office:value-type="time" office:time-value="PT08H00M00S" calcext:value-type="time">
            <text:p>08:00:00 AM</text:p>
          </table:table-cell>
          <table:table-cell office:value-type="time" office:time-value="PT22H00M00S" calcext:value-type="time">
            <text:p>10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20-16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20-16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20-1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2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0-1600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820H00M00S" calcext:value-type="time">
            <text:p>82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20M00S" calcext:value-type="time">
            <text:p>08:2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08H20M00S" calcext:value-type="time">
            <text:p>08:2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30-15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30-1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30-15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30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0-1500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time" office:time-value="PT830H00M00S" calcext:value-type="time">
            <text:p>830:00:00</text:p>
          </table:table-cell>
          <table:table-cell office:value-type="time" office:time-value="PT1500H00M00S" calcext:value-type="time">
            <text:p>15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30M00S" calcext:value-type="time">
            <text:p>08:30:00 AM</text:p>
          </table:table-cell>
          <table:table-cell office:value-type="time" office:time-value="PT15H00M00S" calcext:value-type="time">
            <text:p>03:00:00 PM</text:p>
          </table:table-cell>
          <table:table-cell table:number-columns-repeated="2"/>
          <table:table-cell office:value-type="time" office:time-value="PT08H30M00S" calcext:value-type="time">
            <text:p>08:30:00 AM</text:p>
          </table:table-cell>
          <table:table-cell office:value-type="time" office:time-value="PT15H00M00S" calcext:value-type="time">
            <text:p>03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830-16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30-16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830-16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830-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0-1630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630" calcext:value-type="float">
            <text:p>1630</text:p>
          </table:table-cell>
          <table:table-cell table:number-columns-repeated="2"/>
          <table:table-cell office:value-type="time" office:time-value="PT830H00M00S" calcext:value-type="time">
            <text:p>830:00:00</text:p>
          </table:table-cell>
          <table:table-cell office:value-type="time" office:time-value="PT1630H00M00S" calcext:value-type="time">
            <text:p>163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8H30M00S" calcext:value-type="time">
            <text:p>08:30:00 AM</text:p>
          </table:table-cell>
          <table:table-cell office:value-type="time" office:time-value="PT16H30M00S" calcext:value-type="time">
            <text:p>04:30:00 PM</text:p>
          </table:table-cell>
          <table:table-cell table:number-columns-repeated="2"/>
          <table:table-cell office:value-type="time" office:time-value="PT08H30M00S" calcext:value-type="time">
            <text:p>08:30:00 AM</text:p>
          </table:table-cell>
          <table:table-cell office:value-type="time" office:time-value="PT16H30M00S" calcext:value-type="time">
            <text:p>04:3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16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16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1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162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1620H00M00S" calcext:value-type="time">
            <text:p>162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6H20M00S" calcext:value-type="time">
            <text:p>04:20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6H20M00S" calcext:value-type="time">
            <text:p>04:2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17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17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17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1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173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1730H00M00S" calcext:value-type="time">
            <text:p>173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30M00S" calcext:value-type="time">
            <text:p>05:30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30M00S" calcext:value-type="time">
            <text:p>05:3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17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17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17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1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173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1732H00M00S" calcext:value-type="time">
            <text:p>1732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32M00S" calcext:value-type="time">
            <text:p>05:32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32M00S" calcext:value-type="time">
            <text:p>05:32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17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173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17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1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17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35" calcext:value-type="float">
            <text:p>1735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1735H00M00S" calcext:value-type="time">
            <text:p>1735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35M00S" calcext:value-type="time">
            <text:p>05:35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35M00S" calcext:value-type="time">
            <text:p>05:35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17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17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174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1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174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1740H00M00S" calcext:value-type="time">
            <text:p>174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40M00S" calcext:value-type="time">
            <text:p>05:40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40M00S" calcext:value-type="time">
            <text:p>05:4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17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17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174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1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174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42" calcext:value-type="float">
            <text:p>1742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1742H00M00S" calcext:value-type="time">
            <text:p>1742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42M00S" calcext:value-type="time">
            <text:p>05:42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42M00S" calcext:value-type="time">
            <text:p>05:42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17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17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174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1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174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45" calcext:value-type="float">
            <text:p>1745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1745H00M00S" calcext:value-type="time">
            <text:p>1745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45M00S" calcext:value-type="time">
            <text:p>05:45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17H45M00S" calcext:value-type="time">
            <text:p>05:45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00-2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00-2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00-2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00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-20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time" office:time-value="PT900H00M00S" calcext:value-type="time">
            <text:p>900:00:00</text:p>
          </table:table-cell>
          <table:table-cell office:value-type="time" office:time-value="PT2000H00M00S" calcext:value-type="time">
            <text:p>20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20H00M00S" calcext:value-type="time">
            <text:p>08:00:00 PM</text:p>
          </table:table-cell>
          <table:table-cell table:number-columns-repeated="2"/>
          <table:table-cell office:value-type="time" office:time-value="PT09H00M00S" calcext:value-type="time">
            <text:p>09:00:00 AM</text:p>
          </table:table-cell>
          <table:table-cell office:value-type="time" office:time-value="PT20H00M00S" calcext:value-type="time">
            <text:p>08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15-15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15-15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15-15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15-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5-15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office:value-type="time" office:time-value="PT915H00M00S" calcext:value-type="time">
            <text:p>915:00:00</text:p>
          </table:table-cell>
          <table:table-cell office:value-type="time" office:time-value="PT1530H00M00S" calcext:value-type="time">
            <text:p>153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15M00S" calcext:value-type="time">
            <text:p>09:15:00 AM</text:p>
          </table:table-cell>
          <table:table-cell office:value-type="time" office:time-value="PT15H30M00S" calcext:value-type="time">
            <text:p>03:30:00 PM</text:p>
          </table:table-cell>
          <table:table-cell table:number-columns-repeated="2"/>
          <table:table-cell office:value-type="time" office:time-value="PT09H15M00S" calcext:value-type="time">
            <text:p>09:15:00 AM</text:p>
          </table:table-cell>
          <table:table-cell office:value-type="time" office:time-value="PT15H30M00S" calcext:value-type="time">
            <text:p>03:3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30 - 16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30 - 16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30 - 1600</text:p>
          </table:table-cell>
          <table:table-cell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-16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930H00M00S" calcext:value-type="time">
            <text:p>93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 - Friday: 930-16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930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0-16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time" office:time-value="PT930H00M00S" calcext:value-type="time">
            <text:p>930:00:00</text:p>
          </table:table-cell>
          <table:table-cell office:value-type="time" office:time-value="PT1600H00M00S" calcext:value-type="time">
            <text:p>160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2"/>
          <table:table-cell office:value-type="time" office:time-value="PT09H30M00S" calcext:value-type="time">
            <text:p>09:30:00 AM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K: 9:00-11:30/12:30-15:00 J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K: 9:00-11:30/12:30-15:00 J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STK</text:p>
          </table:table-cell>
          <table:table-cell table:number-columns-repeated="2" office:value-type="string" calcext:value-type="string">
            <text:p>9:00-11:30/12:30-15:00 J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9:00-11:30/12:30-15:00</text:p>
          </table:table-cell>
          <table:table-cell office:value-type="string" calcext:value-type="string">
            <text:p>900-1130/1230-1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0-1130</text:p>
          </table:table-cell>
          <table:table-cell office:value-type="string" calcext:value-type="string">
            <text:p>1230-1500</text:p>
          </table:table-cell>
          <table:table-cell office:value-type="float" office:value="900" calcext:value-type="float">
            <text:p>900</text:p>
          </table:table-cell>
          <table:table-cell office:value-type="float" office:value="1130" calcext:value-type="float">
            <text:p>1130</text:p>
          </table:table-cell>
          <table:table-cell office:value-type="float" office:value="1230" calcext:value-type="float">
            <text:p>1230</text:p>
          </table:table-cell>
          <table:table-cell office:value-type="float" office:value="1500" calcext:value-type="float">
            <text:p>1500</text:p>
          </table:table-cell>
          <table:table-cell office:value-type="time" office:time-value="PT900H00M00S" calcext:value-type="time">
            <text:p>900:00:00</text:p>
          </table:table-cell>
          <table:table-cell office:value-type="time" office:time-value="PT1130H00M00S" calcext:value-type="time">
            <text:p>1130:00:00</text:p>
          </table:table-cell>
          <table:table-cell/>
          <table:table-cell table:style-name="ce1" office:value-type="time" office:time-value="PT1230H00M00S" calcext:value-type="time">
            <text:p>1230:00:00</text:p>
          </table:table-cell>
          <table:table-cell table:style-name="ce1" office:value-type="time" office:time-value="PT1500H00M00S" calcext:value-type="time">
            <text:p>15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time" office:time-value="PT09H00M00S" calcext:value-type="time">
            <text:p>09:00:00 AM</text:p>
          </table:table-cell>
          <table:table-cell table:style-name="ce2" office:value-type="time" office:time-value="PT11H30M00S" calcext:value-type="time">
            <text:p>11:30:00 AM</text:p>
          </table:table-cell>
          <table:table-cell table:style-name="ce2" office:value-type="time" office:time-value="PT12H30M00S" calcext:value-type="time">
            <text:p>12:30:00 P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09H00M00S" calcext:value-type="time">
            <text:p>09:00:00 AM</text:p>
          </table:table-cell>
          <table:table-cell table:style-name="ce2" office:value-type="time" office:time-value="PT11H30M00S" calcext:value-type="time">
            <text:p>11:30:00 AM</text:p>
          </table:table-cell>
          <table:table-cell table:style-name="ce2" office:value-type="time" office:time-value="PT12H30M00S" calcext:value-type="time">
            <text:p>12:30:00 PM</text:p>
          </table:table-cell>
          <table:table-cell table:style-name="ce2" office:value-type="time" office:time-value="PT15H00M00S" calcext:value-type="time">
            <text:p>03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1:37:48.072932153</meta:creation-date>
    <dc:date>2019-03-25T01:40:14.838393354</dc:date>
    <meta:editing-duration>PT2M27S</meta:editing-duration>
    <meta:editing-cycles>1</meta:editing-cycles>
    <meta:document-statistic meta:table-count="1" meta:cell-count="722" meta:object-count="0"/>
    <meta:generator>LibreOffice/5.2.7.2$Linux_X86_64 LibreOffice_project/20m0$Build-2</meta:generator>
  </office:meta>
</office:document-meta>
</file>